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49c05c" officeooo:paragraph-rsid="00143c9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22d349" officeooo:paragraph-rsid="000a63d9"/>
    </style:style>
    <style:style style:name="P8" style:family="paragraph" style:parent-style-name="Standard">
      <style:text-properties style:rfc-language-tag="en-GB-oed" fo:language="en" fo:country="GB" officeooo:rsid="003cbd3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0a63d9"/>
    </style:style>
    <style:style style:name="P10" style:family="paragraph" style:parent-style-name="Standard">
      <style:text-properties style:rfc-language-tag="en-GB-oed" fo:language="en" fo:country="GB" officeooo:rsid="003d0807" officeooo:paragraph-rsid="00118fc3"/>
    </style:style>
    <style:style style:name="P11" style:family="paragraph" style:parent-style-name="Standard">
      <style:text-properties style:rfc-language-tag="en-GB-oed" fo:language="en" fo:country="GB" officeooo:rsid="004d8399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0a63d9"/>
    </style:style>
    <style:style style:name="P13" style:family="paragraph" style:parent-style-name="Standard">
      <style:text-properties style:rfc-language-tag="en-GB-oed" fo:language="en" fo:country="GB" officeooo:rsid="003d6a8f" officeooo:paragraph-rsid="00118fc3"/>
    </style:style>
    <style:style style:name="P14" style:family="paragraph" style:parent-style-name="Standard">
      <style:text-properties style:rfc-language-tag="en-GB-oed" fo:language="en" fo:country="GB" officeooo:rsid="003d82ec" officeooo:paragraph-rsid="000a63d9"/>
    </style:style>
    <style:style style:name="P15" style:family="paragraph" style:parent-style-name="Standard">
      <style:text-properties style:rfc-language-tag="en-GB-oed" fo:language="en" fo:country="GB" officeooo:rsid="003d82ec" officeooo:paragraph-rsid="000d25f9"/>
    </style:style>
    <style:style style:name="P16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8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9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2" style:family="paragraph" style:parent-style-name="Standard">
      <style:text-properties style:rfc-language-tag="en-GB-oed" fo:language="en" fo:country="GB" officeooo:paragraph-rsid="000a63d9"/>
    </style:style>
    <style:style style:name="P23" style:family="paragraph" style:parent-style-name="Standard">
      <style:text-properties style:rfc-language-tag="en-GB-oed" fo:language="en" fo:country="GB" officeooo:rsid="000d25f9" officeooo:paragraph-rsid="000d25f9"/>
    </style:style>
    <style:style style:name="P24" style:family="paragraph" style:parent-style-name="Standard">
      <style:text-properties style:rfc-language-tag="en-GB-oed" fo:language="en" fo:country="GB" officeooo:rsid="000d25f9" officeooo:paragraph-rsid="00118fc3"/>
    </style:style>
    <style:style style:name="P25" style:family="paragraph" style:parent-style-name="Standard">
      <style:text-properties style:rfc-language-tag="en-GB-oed" fo:language="en" fo:country="GB" officeooo:rsid="001f7c9a" officeooo:paragraph-rsid="00118fc3"/>
    </style:style>
    <style:style style:name="P26" style:family="paragraph" style:parent-style-name="Standard">
      <style:text-properties style:rfc-language-tag="en-GB-oed" fo:language="en" fo:country="GB" officeooo:rsid="00143c99" officeooo:paragraph-rsid="00143c99"/>
    </style:style>
    <style:style style:name="P27" style:family="paragraph" style:parent-style-name="Standard">
      <style:text-properties style:rfc-language-tag="en-GB-oed" fo:language="en" fo:country="GB" officeooo:rsid="00160741" officeooo:paragraph-rsid="00160741"/>
    </style:style>
    <style:style style:name="P28" style:family="paragraph" style:parent-style-name="Standard">
      <style:text-properties style:rfc-language-tag="en-GB-oed" fo:language="en" fo:country="GB" officeooo:rsid="00204f52" officeooo:paragraph-rsid="000a63d9"/>
    </style:style>
    <style:style style:name="P29" style:family="paragraph" style:parent-style-name="Standard">
      <style:text-properties style:rfc-language-tag="en-GB-oed" fo:language="en" fo:country="GB" officeooo:rsid="00165de6" officeooo:paragraph-rsid="00165de6"/>
    </style:style>
    <style:style style:name="P30" style:family="paragraph" style:parent-style-name="Standard">
      <style:text-properties style:rfc-language-tag="en-GB-oed" fo:language="en" fo:country="GB" officeooo:rsid="0018167c" officeooo:paragraph-rsid="0018167c"/>
    </style:style>
    <style:style style:name="P31" style:family="paragraph" style:parent-style-name="Standard">
      <style:text-properties officeooo:paragraph-rsid="000a63d9"/>
    </style:style>
    <style:style style:name="P32" style:family="paragraph" style:parent-style-name="Text_20_body">
      <style:text-properties style:rfc-language-tag="en-GB-oed" fo:language="en" fo:country="GB" officeooo:rsid="003a6022" officeooo:paragraph-rsid="000a63d9"/>
    </style:style>
    <style:style style:name="P33" style:family="paragraph" style:parent-style-name="Text_20_body">
      <style:text-properties style:rfc-language-tag="en-GB-oed" fo:language="en" fo:country="GB" officeooo:rsid="003bd21c" officeooo:paragraph-rsid="000a63d9"/>
    </style:style>
    <style:style style:name="P34" style:family="paragraph" style:parent-style-name="Text_20_body">
      <style:text-properties style:rfc-language-tag="en-GB-oed" fo:language="en" fo:country="GB" officeooo:rsid="003d0807" officeooo:paragraph-rsid="000a63d9"/>
    </style:style>
    <style:style style:name="P35" style:family="paragraph" style:parent-style-name="Text_20_body">
      <style:text-properties style:rfc-language-tag="en-GB-oed" fo:language="en" fo:country="GB" officeooo:rsid="00162bbc" officeooo:paragraph-rsid="000a63d9"/>
    </style:style>
    <style:style style:name="P36" style:family="paragraph" style:parent-style-name="Text_20_body">
      <style:text-properties style:rfc-language-tag="en-GB-oed" fo:language="en" fo:country="GB" officeooo:rsid="0045c9e0" officeooo:paragraph-rsid="000a63d9"/>
    </style:style>
    <style:style style:name="P37" style:family="paragraph" style:parent-style-name="Text_20_body">
      <style:text-properties style:rfc-language-tag="en-GB-oed" fo:language="en" fo:country="GB" officeooo:rsid="000d25f9" officeooo:paragraph-rsid="000d25f9"/>
    </style:style>
    <style:style style:name="P38" style:family="paragraph" style:parent-style-name="Text_20_body">
      <style:text-properties style:rfc-language-tag="en-GB-oed" fo:language="en" fo:country="GB" officeooo:rsid="0047817c" officeooo:paragraph-rsid="000a63d9"/>
    </style:style>
    <style:style style:name="P39" style:family="paragraph" style:parent-style-name="Text_20_body">
      <style:text-properties officeooo:rsid="003bd21c" officeooo:paragraph-rsid="000a63d9"/>
    </style:style>
    <style:style style:name="P40" style:family="paragraph" style:parent-style-name="Text_20_body">
      <style:text-properties officeooo:paragraph-rsid="000a63d9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42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43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44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5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6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7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48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49" style:family="paragraph" style:parent-style-name="Table_20_Contents">
      <style:text-properties style:rfc-language-tag="en-GB-oed" fo:language="en" fo:country="GB" officeooo:rsid="0020956a" officeooo:paragraph-rsid="000a63d9"/>
    </style:style>
    <style:style style:name="P50" style:family="paragraph" style:parent-style-name="Table_20_Contents">
      <style:text-properties style:rfc-language-tag="en-GB-oed" fo:language="en" fo:country="GB" officeooo:rsid="0020c5fb" officeooo:paragraph-rsid="000a63d9"/>
    </style:style>
    <style:style style:name="P51" style:family="paragraph" style:parent-style-name="Table_20_Contents">
      <style:text-properties style:rfc-language-tag="en-GB-oed" fo:language="en" fo:country="GB" officeooo:rsid="00232769" officeooo:paragraph-rsid="000a63d9"/>
    </style:style>
    <style:style style:name="P52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53" style:family="paragraph" style:parent-style-name="Table_20_Contents">
      <style:text-properties style:rfc-language-tag="en-GB-oed" fo:language="en" fo:country="GB" officeooo:rsid="002351a9" officeooo:paragraph-rsid="000a63d9"/>
    </style:style>
    <style:style style:name="P54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5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6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7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8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9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60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61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62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63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4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5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6" style:family="paragraph" style:parent-style-name="Table_20_Contents">
      <style:text-properties style:rfc-language-tag="en-GB-oed" fo:language="en" fo:country="GB" officeooo:rsid="0023c898" officeooo:paragraph-rsid="000a63d9"/>
    </style:style>
    <style:style style:name="P67" style:family="paragraph" style:parent-style-name="Table_20_Contents">
      <style:text-properties style:rfc-language-tag="en-GB-oed" fo:language="en" fo:country="GB" officeooo:rsid="00143c99" officeooo:paragraph-rsid="000a63d9"/>
    </style:style>
    <style:style style:name="P68" style:family="paragraph" style:parent-style-name="Table_20_Contents">
      <style:text-properties officeooo:rsid="004d8399" officeooo:paragraph-rsid="000a63d9"/>
    </style:style>
    <style:style style:name="P69" style:family="paragraph" style:parent-style-name="Table_20_Contents">
      <style:text-properties officeooo:rsid="004376f0" officeooo:paragraph-rsid="000a63d9"/>
    </style:style>
    <style:style style:name="P70" style:family="paragraph" style:parent-style-name="Table_20_Contents">
      <style:text-properties officeooo:rsid="0045c9e0" officeooo:paragraph-rsid="000a63d9"/>
    </style:style>
    <style:style style:name="P71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72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73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259b2a" officeooo:paragraph-rsid="000a63d9"/>
    </style:style>
    <style:style style:name="P74" style:family="paragraph" style:parent-style-name="Text_20_body">
      <style:paragraph-properties style:writing-mode="lr-tb"/>
      <style:text-properties style:rfc-language-tag="en-GB-oed" fo:language="en" fo:country="GB" officeooo:rsid="003a6022" officeooo:paragraph-rsid="000a63d9"/>
    </style:style>
    <style:style style:name="P75" style:family="paragraph" style:parent-style-name="Standard">
      <style:text-properties style:rfc-language-tag="en-GB-oed" fo:language="en" fo:country="GB" officeooo:rsid="001e13a5" officeooo:paragraph-rsid="001e13a5"/>
    </style:style>
    <style:style style:name="P76" style:family="paragraph" style:parent-style-name="Table_20_Contents">
      <style:text-properties style:text-line-through-style="solid" style:text-line-through-type="single" style:rfc-language-tag="en-GB-oed" fo:language="en" fo:country="GB" officeooo:rsid="00118fc3" officeooo:paragraph-rsid="00118fc3"/>
    </style:style>
    <style:style style:name="P77" style:family="paragraph" style:parent-style-name="Table_20_Contents">
      <style:text-properties style:text-line-through-style="none" style:text-line-through-type="none" style:rfc-language-tag="en-GB-oed" fo:language="en" fo:country="GB" officeooo:rsid="001e13a5" officeooo:paragraph-rsid="001e13a5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259b2a"/>
    </style:style>
    <style:style style:name="T16" style:family="text">
      <style:text-properties officeooo:rsid="00254cc9"/>
    </style:style>
    <style:style style:name="T17" style:family="text">
      <style:text-properties officeooo:rsid="001f4b4e"/>
    </style:style>
    <style:style style:name="T18" style:family="text">
      <style:text-properties officeooo:rsid="00507776"/>
    </style:style>
    <style:style style:name="T19" style:family="text">
      <style:text-properties officeooo:rsid="003f54bf"/>
    </style:style>
    <style:style style:name="T20" style:family="text">
      <style:text-properties officeooo:rsid="000a63d9"/>
    </style:style>
    <style:style style:name="T21" style:family="text">
      <style:text-properties officeooo:rsid="000d25f9"/>
    </style:style>
    <style:style style:name="T22" style:family="text">
      <style:text-properties officeooo:rsid="00101a49"/>
    </style:style>
    <style:style style:name="T23" style:family="text">
      <style:text-properties officeooo:rsid="001f7c9a"/>
    </style:style>
    <style:style style:name="T24" style:family="text">
      <style:text-properties officeooo:rsid="00118fc3"/>
    </style:style>
    <style:style style:name="T25" style:family="text">
      <style:text-properties officeooo:rsid="00143c99"/>
    </style:style>
    <style:style style:name="T26" style:family="text">
      <style:text-properties officeooo:rsid="0018e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UnB - LET – 2020-<text:span text:style-name="T22">2</text:span> <text:s/>Introdução à Morfossintaxe do Inglês - REMOTO</text:p>
      <text:p text:style-name="P32">Professor: Cláudio Corrêa e Castro <text:s text:c="2"/></text:p>
      <text:p text:style-name="P32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32">SYLLABUS: <text:line-break/>Syntactic constituency. Grammatical categories. Phrase structure. Clause structure. Word formation. Inflection. </text:p>
      <text:p text:style-name="P32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32"/>
      <text:p text:style-name="P32"/>
      <text:p text:style-name="P42"/>
      <table:table table:name="Table4" table:style-name="Table4">
        <table:table-column table:style-name="Table4.A"/>
        <table:table-row>
          <table:table-cell table:style-name="Table4.A1" office:value-type="string">
            <text:p text:style-name="P32">WHERE WILL THE COURSE HAPPEN?</text:p>
          </table:table-cell>
        </table:table-row>
      </table:table>
      <text:p text:style-name="P32"/>
      <text:p text:style-name="P32">I have decided not to use a platform. So, no Aprender3, no Microsoft Teams. </text:p>
      <text:p text:style-name="P40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33"><text:span text:style-name="T20">Some </text:span>Video lectures will be available in a YouTube Channel. </text:p>
      <text:p text:style-name="P34">Readings and exercises will be available in <text:span text:style-name="T20">in the telegram and in github</text:span> folders.</text:p>
      <text:p text:style-name="P33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39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5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WHAT <text:s/>DOES THE COURSE CONSIST OF?</text:p>
          </table:table-cell>
        </table:table-row>
      </table:table>
      <text:p text:style-name="P39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39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8"/>
      <text:p text:style-name="P41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8"/>
      <text:p text:style-name="P33"><text:span text:style-name="T14">On the next page you will find a table with the items</text:span>. </text:p>
      <text:p text:style-name="P37">Numbered items also correspond to weeks of course as of <text:s/>the week starting FEB 8 2021</text:p>
      <text:p text:style-name="P33"/>
      <text:p text:style-name="P33"/>
      <text:p text:style-name="P43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71">TOPIC</text:p>
          </table:table-cell>
          <table:table-cell table:style-name="Table1.A1" office:value-type="string">
            <text:p text:style-name="P72">READINGS</text:p>
          </table:table-cell>
          <table:table-cell table:style-name="Table1.D1" office:value-type="string">
            <text:p text:style-name="P44">HOMEWORK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P67">Scientific inquiry and Language </text:p>
          </table:table-cell>
          <table:table-cell table:style-name="Table1.A2" office:value-type="string">
            <text:p text:style-name="P26">Explanation in Scientific psychology</text:p>
          </table:table-cell>
          <table:table-cell table:style-name="Table1.D2" office:value-type="string">
            <text:p text:style-name="P26">glossary and google form questionnaire</text:p>
          </table:table-cell>
        </table:table-row>
        <table:table-row>
          <table:table-cell table:style-name="Table1.A2" office:value-type="string">
            <text:p text:style-name="P61">x1</text:p>
          </table:table-cell>
          <table:table-cell table:style-name="Table1.A2" office:value-type="string">
            <text:p text:style-name="P62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6">worksheet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A2" office:value-type="string">
            <text:p text:style-name="P48"><text:s/><text:span text:style-name="T25">description and prescription</text:span></text:p>
          </table:table-cell>
          <table:table-cell table:style-name="Table1.A2" office:value-type="string">
            <text:p text:style-name="P5">video (link in worksheet<text:span text:style-name="T25">s</text:span>)</text:p>
            <text:p text:style-name="P27">SIEG chapter 1</text:p>
          </table:table-cell>
          <table:table-cell table:style-name="Table1.D2" office:value-type="string">
            <text:p text:style-name="P28">worksheet</text:p>
            <text:p text:style-name="P27">questions 1, 2, 3, 5 (pg 9/10)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A2" office:value-type="string">
            <text:p text:style-name="P47"><text:span text:style-name="T17">Constituency Tests and </text:span>Drawing Trees</text:p>
          </table:table-cell>
          <table:table-cell table:style-name="Table1.A2" office:value-type="string">
            <text:p text:style-name="P29">video (link in the worksheet)</text:p>
          </table:table-cell>
          <table:table-cell table:style-name="Table1.D2" office:value-type="string">
            <text:p text:style-name="P29">worksheet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A2" office:value-type="string">
            <text:p text:style-name="P46">Syntactic Overview</text:p>
          </table:table-cell>
          <table:table-cell table:style-name="Table1.A2" office:value-type="string">
            <text:p text:style-name="P30">SIEG chapter 1</text:p>
          </table:table-cell>
          <table:table-cell table:style-name="Table1.D2" office:value-type="string">
            <text:p text:style-name="P30">questions 1 <text:span text:style-name="T26">- </text:span>5 <text:span text:style-name="T26">pg 27-28</text:span></text:p>
          </table:table-cell>
        </table:table-row>
        <table:table-row>
          <table:table-cell table:style-name="Table1.A2" office:value-type="string">
            <text:p text:style-name="P64">5</text:p>
          </table:table-cell>
          <table:table-cell table:style-name="Table1.A2" office:value-type="string">
            <text:p text:style-name="P76">what is a theory of language</text:p>
            <text:p text:style-name="P77">Morphology Intro</text:p>
          </table:table-cell>
          <table:table-cell table:style-name="Table1.A2" office:value-type="string">
            <text:p text:style-name="P75">SIEG chapter 16 sections 4.1, 4.2, .4.4, 4.5, 4.6</text:p>
          </table:table-cell>
          <table:table-cell table:style-name="Table1.D2" office:value-type="string">
            <text:p text:style-name="P75">exercises 1, 2, 6, 10</text:p>
          </table:table-cell>
        </table:table-row>
        <table:table-row>
          <table:table-cell table:style-name="Table1.A2" office:value-type="string">
            <text:p text:style-name="P61">x2</text:p>
          </table:table-cell>
          <table:table-cell table:style-name="Table1.A2" office:value-type="string">
            <text:p text:style-name="P62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64">6</text:p>
          </table:table-cell>
          <table:table-cell table:style-name="Table1.A2" office:value-type="string">
            <text:p text:style-name="P46">Morphology: Inflexion</text:p>
          </table:table-cell>
          <table:table-cell table:style-name="Table1.A2" office:value-type="string">
            <text:p text:style-name="P49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4">7</text:p>
          </table:table-cell>
          <table:table-cell table:style-name="Table1.A2" office:value-type="string">
            <text:p text:style-name="P46">Morphology: <text:span text:style-name="T15">Word Formation</text:span>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64">8</text:p>
          </table:table-cell>
          <table:table-cell table:style-name="Table1.A2" office:value-type="string">
            <text:p text:style-name="P46">The Verb <text:span text:style-name="T16">and Clause 1</text:span>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64">9</text:p>
          </table:table-cell>
          <table:table-cell table:style-name="Table1.A2" office:value-type="string">
            <text:p text:style-name="P55">The Clause 2: Complements</text:p>
          </table:table-cell>
          <table:table-cell table:style-name="Table1.A2" office:value-type="string">
            <text:p text:style-name="P54"/>
          </table:table-cell>
          <table:table-cell table:style-name="Table1.D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4">10</text:p>
          </table:table-cell>
          <table:table-cell table:style-name="Table1.A2" office:value-type="string">
            <text:p text:style-name="P46">The Clause <text:span text:style-name="T16">3</text:span>: <text:span text:style-name="T16">Compl X Modf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1">x3</text:p>
          </table:table-cell>
          <table:table-cell table:style-name="Table1.A2" office:value-type="string">
            <text:p text:style-name="P62">Tree Festival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73">1<text:span text:style-name="T24">1</text:span></text:p>
          </table:table-cell>
          <table:table-cell table:style-name="Table1.A2" office:value-type="string">
            <text:p text:style-name="P46">Nou<text:span text:style-name="T17">ns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P44">1<text:span text:style-name="T24">2</text:span></text:p>
          </table:table-cell>
          <table:table-cell table:style-name="Table1.A2" office:value-type="string">
            <text:p text:style-name="P46"><text:s/>N<text:span text:style-name="T17">oun Phrases: Dependents</text:span>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4">13</text:p>
          </table:table-cell>
          <table:table-cell table:style-name="Table1.A2" office:value-type="string">
            <text:p text:style-name="P65">The left side of Noun Phrases</text:p>
          </table:table-cell>
          <table:table-cell table:style-name="Table1.A2" office:value-type="string">
            <text:p text:style-name="P52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4">1<text:span text:style-name="T24">4</text:span></text:p>
          </table:table-cell>
          <table:table-cell table:style-name="Table1.A2" office:value-type="string">
            <text:p text:style-name="P62">Adjectives and Adverbs</text:p>
          </table:table-cell>
          <table:table-cell table:style-name="Table1.A2" office:value-type="string">
            <text:p text:style-name="P59"/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64">15</text:p>
          </table:table-cell>
          <table:table-cell table:style-name="Table1.A2" office:value-type="string">
            <text:p text:style-name="P63">Adjectives and Adverbs <text:span text:style-name="T24">2</text:span></text:p>
          </table:table-cell>
          <table:table-cell table:style-name="Table1.A2" office:value-type="string">
            <text:p text:style-name="P59"/>
          </table:table-cell>
          <table:table-cell table:style-name="Table1.D2" office:value-type="string">
            <text:p text:style-name="P60"/>
          </table:table-cell>
        </table:table-row>
      </table:table>
      <text:p text:style-name="P8">GT: Grammatical Theory</text:p>
      <text:p text:style-name="P8">ST: Syntactic Theory</text:p>
      <text:p text:style-name="P8">CGEL: The Cambridge Grammar of the English Language</text:p>
      <text:p text:style-name="P8">SIEG: A Student’s Introduction to English Grammar</text:p>
      <text:p text:style-name="P8"/>
      <text:p text:style-name="P8">You probably already have access to most of them. If not, no need to worry <text:span text:style-name="T12">I am sending them via telegram again</text:span>.</text:p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HOW WILL YOU BE GRADED? </text:p>
          </table:table-cell>
        </table:table-row>
      </table:table>
      <text:p text:style-name="P9"/>
      <text:p text:style-name="P10">We have 1<text:span text:style-name="T21">5</text:span> items: <text:s text:c="2"/><text:span text:style-name="T21">1 – 15: when you hand in the homework for these it <text:s/>counts (a maximum of) 5 points</text:span></text:p>
      <text:p text:style-name="P13"/>
      <text:p text:style-name="P25">The maximum number of points you can get in items 1-15 is 60. In practice that means that you have to <text:s/>hand in 12 items. If you hand in all 15, the 12 best will count. </text:p>
      <text:p text:style-name="P25"/>
      <text:p text:style-name="P25">As for the x items:</text:p>
      <text:p text:style-name="P24">x1 <text:s/><text:span text:style-name="T23">--&gt; 10 points</text:span></text:p>
      <text:p text:style-name="P24">x2 <text:s/><text:span text:style-name="T23">--&gt; 15 points</text:span></text:p>
      <text:p text:style-name="P24">x3 <text:span text:style-name="T23">---&gt; 15 points</text:span></text:p>
      <text:p text:style-name="P24"/>
      <text:p text:style-name="P12">Your menção will be calculated by how many points you get.</text:p>
      <text:p text:style-name="P12"/>
      <text:p text:style-name="P12">You know… the usual:</text:p>
      <text:p text:style-name="P12"/>
      <text:p text:style-name="P12">SS <text:s text:c="2"/>100-90 points</text:p>
      <text:p text:style-name="P12">MS <text:s/>70 – 89.9 points</text:p>
      <text:p text:style-name="P12">MM 50 - <text:s/>69.9 points</text:p>
      <text:p text:style-name="P12">MI …. hey! I am really hoping this doesn’t happen ; )</text:p>
      <text:p text:style-name="P12"/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8">WHAT DO YOU HAVE TO DO FOR THE PROJECT?</text:p>
          </table:table-cell>
        </table:table-row>
      </table:table>
      <text:p text:style-name="P11"/>
      <text:p text:style-name="P23">x1</text:p>
      <text:p text:style-name="P23">readings plus exerecises</text:p>
      <text:p text:style-name="P11"/>
      <text:p text:style-name="P23">x2 and x3</text:p>
      <text:p text:style-name="P11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WHAT DO I HAVE TO DO TO GET THE POINTS FOR EACH ITEM?</text:p>
          </table:table-cell>
        </table:table-row>
      </table:table>
      <text:p text:style-name="P14"/>
      <text:p text:style-name="P14"><text:span text:style-name="T18">All t</text:span>he activities th<text:span text:style-name="T18">at are</text:span> proposed for each item.</text:p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WHAT KINDS OF ACTIVITIES WILL THERE BE?</text:p>
          </table:table-cell>
        </table:table-row>
      </table:table>
      <text:p text:style-name="P14"/>
      <text:p text:style-name="P15">The<text:span text:style-name="T21">y will be mostly </text:span><text:s/>exercises from the SIEG book that I will assign <text:span text:style-name="T19">and/or a worksheet</text:span>.</text:p>
      <text:p text:style-name="P15">:</text:p>
      <text:p text:style-name="P14"/>
      <text:p text:style-name="P14"><text:span text:style-name="T21">There may be</text:span> usually that you have to answer in Google Forms that I will send you <text:span text:style-name="T21">(but I said that last semester and we ended up having none....)</text:span></text:p>
      <text:p text:style-name="P14"/>
      <text:p text:style-name="P14"/>
      <table:table table:name="Table8" table:style-name="Table8">
        <table:table-column table:style-name="Table8.A"/>
        <table:table-row>
          <table:table-cell table:style-name="Table8.A1" office:value-type="string">
            <text:p text:style-name="P16">HOW WILL OFFLINE ACTIVITIES BE HANDED IN?</text:p>
          </table:table-cell>
        </table:table-row>
      </table:table>
      <text:p text:style-name="P16"/>
      <text:p text:style-name="P16">This question isn’t highlighted for nothing! Pay Attention!!</text:p>
      <text:p text:style-name="P17"/>
      <text:p text:style-name="P31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7"/>
      <text:p text:style-name="P17">If you don’t have a cell phone with a camera please message me so we can make special arrangements. </text:p>
      <text:p text:style-name="P17"/>
      <text:p text:style-name="P18">Your work should be reasonably well organized and fully readable!! After you take the picture, please check that you work comes out readable!</text:p>
      <text:p text:style-name="P18"/>
      <text:p text:style-name="P18">Use a dark pencil or a good pen. </text:p>
      <text:p text:style-name="P18"/>
      <text:p text:style-name="P18">If it the picture has a low quality or requires too much effort to read I WILL NOT ACCEPT IT. 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9">HOW WILL EACH ACTIVITY BE GRADED?</text:p>
          </table:table-cell>
        </table:table-row>
      </table:table>
      <text:p text:style-name="P19">Each activity will be assigned a mark from 1 – 5.</text:p>
      <text:p text:style-name="P19">I will make videos with answers or release answer keys, after everyone has turned them in.</text:p>
      <text:p text:style-name="P1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0">CAN ACTIVITIES FOR AN ITEM BE HANDED IN AT ANY TIME?</text:p>
          </table:table-cell>
        </table:table-row>
      </table:table>
      <text:p text:style-name="P20">Nope!</text:p>
      <text:p text:style-name="P20"/>
      <text:p text:style-name="P20">You can hand them in early, but they have due dates, which you can check in the Google Calendar I will be sharing with you. Generally, they will be due at the end of the week.</text:p>
      <text:p text:style-name="P21"/>
      <text:p text:style-name="P21">If an activity is handed in after the due date, it counts for 80% of the total points (i.e., 4).</text:p>
      <text:p text:style-name="P21"><text:s/></text:p>
      <text:p text:style-name="P21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3-20T10:47:06.921841442</dc:date>
    <meta:editing-duration>P1DT22H5M29S</meta:editing-duration>
    <meta:editing-cycles>12</meta:editing-cycles>
    <meta:generator>LibreOffice/5.2.7.2$Linux_X86_64 LibreOffice_project/20m0$Build-2</meta:generator>
    <meta:document-statistic meta:table-count="11" meta:image-count="0" meta:object-count="0" meta:page-count="6" meta:paragraph-count="120" meta:word-count="1083" meta:character-count="5949" meta:non-whitespace-character-count="4934"/>
  </office:meta>
</office:document-meta>
</file>